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xecute a computation</text:p>
      <text:p text:style-name="Text_20_body">This section explains how to manually perform the steps that would normally be performed by a framework bridge to execute a computation. nGraph graphs are targeted toward automatic construction; it is far easier for a processor (a CPU, GPU, or <text:a xlink:type="simple" xlink:href="https://www.intel.ai/nervana-nnp" office:name=""><text:span text:style-name="Definition">purpose-built silicon</text:span></text:a>) to execute a computation than it is for a human to map out how that computation happens. Unfortunately, things that make by-hand graph construction simpler tend to make automatic construction more difficult, and vice versa.</text:p>
      <text:p text:style-name="Text_20_body">Nevertheless, it can be helpful to break down what is happening during graph construction. The documetation that follows explains two approaches frameworks can use to compile with nGraph operations:</text:p>
      <text:list text:style-name="L1">
        <text:list-item>
          <text:p text:style-name="P1">Using complete shapes &lt;scenario_one&gt;</text:p>
        </text:list-item>
        <text:list-item>
          <text:p text:style-name="P1">Using partial shapes &lt;scenario_two&gt;</text:p>
        </text:list-item>
      </text:list>
      <text:p text:style-name="First_20_paragraph">The nGraph Intermediate Representation (IR) uses a strong, dynamic type system, including static shapes. This means that at compilation, every tensor (or, equivalently, every node output) in the graph is assigned <text:span text:style-name="T1">complete shape information</text:span>; that is, one and only one shape. The static process by which this assignment takes place is called shape propagation.</text:p>
      <text:p text:style-name="Text_20_body">In the first scenario &lt;scenario_one&gt;, the model description walk-through is based on the abc.cpp code in the <text:span text:style-name="Source_Text">/doc/examples/abc</text:span> directory, and it deconstructs the steps that must happen (either programmatically or manually) in order to successfully execute a computation given complete shape information.</text:p>
      <text:h text:style-name="Heading_20_1" text:outline-level="1">Scenario One: Using Complete Shapes</text:h>
      <text:p text:style-name="First_20_paragraph">A step-by-step example of how a framework might execute with complete shape information is provided here. For a step-by-step example using dynamic shapes, see scenario_two.</text:p>
      <text:list text:style-name="L2">
        <text:list-item>
          <text:p text:style-name="P2">define_cmp</text:p>
        </text:list-item>
        <text:list-item>
          <text:p text:style-name="P2">specify_backend</text:p>
        </text:list-item>
        <text:list-item>
          <text:p text:style-name="P2">compile_cmp</text:p>
        </text:list-item>
        <text:list-item>
          <text:p text:style-name="P2">allocate_backend_storage</text:p>
        </text:list-item>
        <text:list-item>
          <text:p text:style-name="P2">initialize_inputs</text:p>
        </text:list-item>
        <text:list-item>
          <text:p text:style-name="P2">invoke_cmp</text:p>
        </text:list-item>
        <text:list-item>
          <text:p text:style-name="P2">access_outputs</text:p>
        </text:list-item>
      </text:list>
      <text:h text:style-name="Heading_20_2" text:outline-level="2">Define the computation</text:h>
      <text:p text:style-name="First_20_paragraph">To a framework, a computation is simply a transformation of inputs to outputs. While a bridge can programmatically construct the graph from a framework's representation of the computation, graph construction can be somewhat more tedious when done manually. For anyone interested in specific nodes (vertices) or edges of a computation that reveal "what is happening where", it can be helpful to think of a computation as a zoomed-out and <text:span text:style-name="T2">stateless</text:span> data-flow graph where all of the nodes are well-defined tensor operations and all of the edges denote use of an output from one operation as an input for another operation.</text:p>
      <text:p text:style-name="Text_20_body">Most of the public portion of the nGraph API is in the <text:span text:style-name="Source_Text">ngraph</text:span> namespace, so we will omit the namespace. Use of namespaces other than <text:span text:style-name="Source_Text">std</text:span> will be namespaces in <text:span text:style-name="Source_Text">ngraph</text:span>. For example, the <text:span text:style-name="Source_Text">op::Add</text:span> is assumed to refer to <text:span text:style-name="Source_Text">ngraph::op::Add</text:span>. A computation's graph is constructed from ops; each is a member of a subclass of <text:span text:style-name="Source_Text">op::Op</text:span>, which, in turn, is a subclass of <text:span text:style-name="Source_Text">Node</text:span>. Not all graphs are computation, but all graphs are composed entirely of instances of <text:span text:style-name="Source_Text">Node</text:span>. Computation graphs contain only <text:span text:style-name="Source_Text">op::Op</text:span> nodes.</text:p>
      <text:p text:style-name="Text_20_body">We mostly use shared pointers&lt;shared pointer&gt; for nodes, i.e. <text:span text:style-name="Source_Text">std::shared_ptr&lt;Node&gt;</text:span>, so that they will be automatically deallocated when they are no longer needed. More detail on shared pointers is given in the glossary.</text:p>
      <text:p text:style-name="Text_20_body">Every node has zero or more <text:span text:style-name="T2">inputs</text:span>, zero or more <text:span text:style-name="T2">outputs</text:span>, and zero or more <text:span text:style-name="T2">attributes</text:span>.</text:p>
      <text:p text:style-name="Text_20_body">The specifics for each <text:span text:style-name="Source_Text">type</text:span> permitted on a core <text:span text:style-name="Source_Text">Op</text:span>-specific basis can be discovered in our ../../ops/index docs. For our purpose to define a computation &lt;define_cmp&gt;, nodes should be thought of as essentially immutable; that is, when constructing a node, we need to supply all of its inputs. We get this process started with ops that have no inputs, since any op with no inputs is going to first need some inputs.</text:p>
      <text:p text:style-name="Text_20_body"><text:span text:style-name="Source_Text">op::Parameter</text:span> specifes the tensors that will be passed to the computation. They receive their values from outside of the graph, so they have no inputs. They have attributes for the element type and the shape of the tensor that will be passed to them.</text:p>
      <text:p text:style-name="Text_20_body">../../../../examples/abc/abc.cpp</text:p>
      <text:p text:style-name="Text_20_body">The above code makes three parameter nodes where each is a 32-bit float of shape <text:span text:style-name="Source_Text">(2, 3)</text:span> and a row-major element layout.</text:p>
      <text:p text:style-name="Text_20_body">To create a graph for <text:span text:style-name="Source_Text">(a + b) * c</text:span>, first make an <text:span text:style-name="Source_Text">op::Add</text:span> node with inputs from <text:span text:style-name="Source_Text">a</text:span> and <text:span text:style-name="Source_Text">b</text:span>, and an <text:span text:style-name="Source_Text">op::Multiply</text:span> node from the add node and <text:span text:style-name="Source_Text">c</text:span>:</text:p>
      <text:p text:style-name="Text_20_body">../../../../examples/abc/abc.cpp</text:p>
      <text:p text:style-name="Text_20_body">When the <text:span text:style-name="Source_Text">op::Add</text:span> op is constructed, it will check that the element types and shapes of its inputs match; to support multiple frameworks, ngraph does not do automatic type conversion or broadcasting. In this case, they match, and the shape of the unique output of <text:span text:style-name="Source_Text">t0</text:span> will be a 32-bit float with shape <text:span text:style-name="Source_Text">(2, 3)</text:span>. Similarly, <text:span text:style-name="Source_Text">op::Multiply</text:span> checks that its inputs match and sets the element type and shape of its unique output.</text:p>
      <text:p text:style-name="Text_20_body">Once the graph is built, we need to package it in a <text:span text:style-name="Source_Text">Function</text:span>:</text:p>
      <text:p text:style-name="Text_20_body">../../../../examples/abc/abc.cpp</text:p>
      <text:p text:style-name="Text_20_body">The first argument to the constuctor specifies the nodes that the function will return; in this case, the product. An <text:span text:style-name="Source_Text">OutputVector</text:span> is a vector of references to outputs of <text:span text:style-name="Source_Text">op::Node</text:span>. The second argument specifies the parameters of the function, in the order they are to be passed to the compiled function. A <text:span text:style-name="Source_Text">ParameterVector</text:span> is a vector of shared pointers to <text:span text:style-name="Source_Text">op::Parameter</text:span>.</text:p>
      <text:p text:style-name="Text_20_body">Important</text:p>
      <text:p text:style-name="Text_20_body">The parameter vector must include <text:span text:style-name="T1">every</text:span> parameter used in the computation of the results.</text:p>
      <text:h text:style-name="Heading_20_2" text:outline-level="2">Specify the backend upon which to run the computation</text:h>
      <text:p text:style-name="First_20_paragraph">For a framework bridge, a <text:span text:style-name="T2">backend</text:span> is the environment that can perform the computations; it can be done with a CPU, GPU, or <text:a xlink:type="simple" xlink:href="https://www.intel.ai/nervana-nnp" office:name=""><text:span text:style-name="Definition">purpose-built silicon</text:span></text:a>. A <text:span text:style-name="T2">transformer</text:span> can compile computations for a backend, allocate and deallocate tensors, and invoke computations.</text:p>
      <text:p text:style-name="Text_20_body">Factory-like managers for classes of backend managers can compile a <text:span text:style-name="Source_Text">Function</text:span> and allocate backends. A backend is somewhat analogous to a multi-threaded process.</text:p>
      <text:p text:style-name="Text_20_body">There are two backends for the CPU: the optimized <text:span text:style-name="Source_Text">"CPU"</text:span> backend, which uses the <text:a xlink:type="simple" xlink:href="https://intel.github.io/mkl-dnn/" office:name=""><text:span text:style-name="Definition">DNNL</text:span></text:a>, and the <text:span text:style-name="Source_Text">"INTERPRETER"</text:span> backend, which runs reference versions of kernels that favor implementation clarity over speed. The <text:span text:style-name="Source_Text">"INTERPRETER"</text:span> backend can be slow, and is primarily intended for testing. See the documentation on runtime options for various backends &lt;../../backends/index&gt; for additional details.</text:p>
      <text:p text:style-name="Text_20_body">To continue with our original example and select the <text:span text:style-name="Source_Text">"CPU_Backend"</text:span>:</text:p>
      <text:p text:style-name="Text_20_body">../../../../examples/abc/abc.cpp</text:p>
      <text:h text:style-name="Heading_20_2" text:outline-level="2">Compile the computation</text:h>
      <text:p text:style-name="First_20_paragraph">Compilation triggers something that can be used as a factory for producing a <text:span text:style-name="Source_Text">CallFrame</text:span> which is a <text:span text:style-name="T2">function</text:span> and its associated <text:span text:style-name="T2">state</text:span> that can run in a single thread at a time. A <text:span text:style-name="Source_Text">CallFrame</text:span> may be reused, but any particular <text:span text:style-name="Source_Text">CallFrame</text:span> must only be running in one thread at any time. If more than one thread needs to execute the function at the same time, create multiple <text:span text:style-name="Source_Text">CallFrame</text:span> objects from the <text:span text:style-name="Source_Text">ExternalFunction</text:span>.</text:p>
      <text:h text:style-name="Heading_20_2" text:outline-level="2">Allocate backend storage for the inputs and outputs</text:h>
      <text:p text:style-name="First_20_paragraph">At the graph level, functions are stateless. They do have internal state related to execution, but there is no user-visible state. Variables must be passed as arguments. If the function updates variables, it must return the updated variables.</text:p>
      <text:p text:style-name="Text_20_body">To invoke a function, tensors must be provided for every input and every output. At this time, a tensor used as an input cannot also be used as an output. If variables are being updated, you should use a double-buffering approach where you switch between odd/even generations of variables on each update.</text:p>
      <text:p text:style-name="Text_20_body">Backends are responsible for managing storage. If the storage is off-CPU, caches are used to minimize copying between device and CPU. We can allocate storage for the three parameters and the return value.</text:p>
      <text:p text:style-name="Text_20_body">../../../../examples/abc/abc.cpp</text:p>
      <text:p text:style-name="Text_20_body">Each tensor is a shared pointer to a Tensorview, which is the interface backends implement for tensor use. When there are no more references to the tensor view, it will be freed when convenient for the backend. See the ../../backends/cpp-api documentation for details on how to work with <text:span text:style-name="Source_Text">Tensor</text:span>.</text:p>
      <text:h text:style-name="Heading_20_2" text:outline-level="2">Initialize the inputs</text:h>
      <text:p text:style-name="First_20_paragraph">Next we need to copy some data into the tensors.</text:p>
      <text:p text:style-name="Text_20_body">../../../../examples/abc/abc.cpp</text:p>
      <text:p text:style-name="Text_20_body">The <text:span text:style-name="Source_Text">runtime::Tensor</text:span> interface has <text:span text:style-name="Source_Text">write</text:span> and <text:span text:style-name="Source_Text">read</text:span> methods for copying data to/from the tensor.</text:p>
      <text:h text:style-name="Heading_20_2" text:outline-level="2">Invoke the computation</text:h>
      <text:p text:style-name="First_20_paragraph">To invoke the function, we simply pass argument and resultant tensors to the call frame:</text:p>
      <text:p text:style-name="Text_20_body">../../../../examples/abc/abc.cpp</text:p>
      <text:h text:style-name="Heading_20_2" text:outline-level="2">Access the outputs</text:h>
      <text:p text:style-name="First_20_paragraph">We can use the <text:span text:style-name="Source_Text">read</text:span> method to access the result:</text:p>
      <text:p text:style-name="Text_20_body">../../../../examples/abc/abc.cpp</text:p>
      <text:h text:style-name="Heading_20_2" text:outline-level="2">Compiling with Complete Shape Information</text:h>
      <text:p text:style-name="First_20_paragraph">../../../../examples/abc/abc.cpp</text:p>
      <text:h text:style-name="Heading_20_1" text:outline-level="1">Scenario Two: Known Partial Shape</text:h>
      <text:p text:style-name="First_20_paragraph">The second scenario &lt;scenario_two&gt; involves the use of dynamic tensors. A dynamic tensor is a tensor whose shape can change from one "iteration" to the next. When a dynamic tensor is created, a framework bridge might supply only <text:span text:style-name="T2">partial</text:span> shape information: it might be <text:span text:style-name="T1">all</text:span> the tensor dimensions, <text:span text:style-name="T1">some</text:span> of the tensor dimensions, or <text:span text:style-name="T1">none</text:span> of the tensor dimensions; furthermore, the rank of the tensor may be left unspecified. The "actual" shape of the tensor is not specified until some function writes some value to it. The actual shape can change when the value of the tensor is overwritten. It is the backend’s responsibility to set the actual shape. The model description for the second scenario based on the partial_shape.cpp code in the <text:span text:style-name="Source_Text">/doc/examples/dynamic_tensor</text:span> directory, and it deconstructs the steps that must happen (either programmatically or manually) in order to successfully retreive shape data.</text:p>
      <text:list text:style-name="L3">
        <text:list-item>
          <text:p text:style-name="P3">create_dyn_tensor</text:p>
        </text:list-item>
        <text:list-item>
          <text:p text:style-name="P3">call_graph_vw_</text:p>
        </text:list-item>
        <text:list-item>
          <text:p text:style-name="P3">dyn_ten_result</text:p>
        </text:list-item>
        <text:list-item>
          <text:p text:style-name="P3">kpsh</text:p>
        </text:list-item>
      </text:list>
      <text:p text:style-name="First_20_paragraph">Create and compile a graph where the provided info of shape <text:span text:style-name="Source_Text">x</text:span> is <text:span text:style-name="Source_Text">(2,?)</text:span>:</text:p>
      <text:p text:style-name="Text_20_body">../../../../examples/dynamic_tensor/partial_shape.cpp</text:p>
      <text:h text:style-name="Heading_20_2" text:outline-level="2">Create a dynamic tensor</text:h>
      <text:p text:style-name="First_20_paragraph">Create a dynamic tensor of shape <text:span text:style-name="Source_Text">(2,?)</text:span></text:p>
      <text:p text:style-name="Text_20_body">../../../../examples/dynamic_tensor/partial_shape.cpp</text:p>
      <text:p text:style-name="Text_20_body">At this point, <text:span text:style-name="Source_Text">t_out-&gt;get_shape()</text:span> would throw an exception, while <text:span text:style-name="Source_Text">t_out-&gt;get_partial_shape()</text:span> would return <text:span text:style-name="Source_Text">"(2,?)"</text:span>.</text:p>
      <text:h text:style-name="Heading_20_2" text:outline-level="2">Initialize input of shape</text:h>
      <text:p text:style-name="First_20_paragraph">../../../../examples/dynamic_tensor/partial_shape.cpp</text:p>
      <text:p text:style-name="Text_20_body">At this point, <text:span text:style-name="Source_Text">t_out-&gt;get_shape()</text:span> would return <text:span text:style-name="Source_Text">Shape{2,3}</text:span>, while <text:span text:style-name="Source_Text">t_out-&gt;get_partial_shape()</text:span> would return <text:span text:style-name="Source_Text">"(2,?)"</text:span>.</text:p>
      <text:h text:style-name="Heading_20_2" text:outline-level="2">Get the result</text:h>
      <text:p text:style-name="First_20_paragraph">../../../../examples/dynamic_tensor/partial_shape.cpp</text:p>
      <text:p text:style-name="Text_20_body">At this point, <text:span text:style-name="Source_Text">t_out-&gt;get_shape()</text:span> would return <text:span text:style-name="Source_Text">Shape{2,20}</text:span>, while <text:span text:style-name="Source_Text">t_out-&gt;get_partial_shape()</text:span> would return <text:span text:style-name="Source_Text">"(2,?)"</text:span>.</text:p>
      <text:h text:style-name="Heading_20_2" text:outline-level="2">Compiling with Known Partial Shape</text:h>
      <text:p text:style-name="First_20_paragraph">../../../../examples/dynamic_tensor/partial_shape.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ecute a computation</dc:title>
  </office:meta>
</office:document-meta>
</file>